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1.A3" style:family="table-cell">
      <style:table-cell-properties fo:padding="0.0382in" fo:border-left="0.0007in solid #bdbec0" fo:border-right="none" fo:border-top="none" fo:border-bottom="0.0007in solid #bdbec0"/>
    </style:style>
    <style:style style:name="Table11.B3" style:family="table-cell">
      <style:table-cell-properties fo:padding="0.0382in" fo:border-left="0.0007in solid #bdbec0" fo:border-right="0.0007in solid #bdbec0" fo:border-top="none" fo:border-bottom="0.0007in solid #bdbec0"/>
    </style:style>
    <style:style style:name="Table18" style:family="table">
      <style:table-properties style:width="6.6924in" table:align="margins"/>
    </style:style>
    <style:style style:name="Table18.A" style:family="table-column">
      <style:table-column-properties style:column-width="1.9375in" style:rel-column-width="18972*"/>
    </style:style>
    <style:style style:name="Table18.B" style:family="table-column">
      <style:table-column-properties style:column-width="4.7549in" style:rel-column-width="46563*"/>
    </style:style>
    <style:style style:name="Table18.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99ccff"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in" fo:border="none"/>
    </style:style>
    <style:style style:name="P7" style:family="paragraph" style:parent-style-name="Section">
      <style:paragraph-properties fo:padding="0in" fo:border="none"/>
      <style:text-properties fo:font-weight="bold" style:font-weight-asian="bold" style:font-weight-complex="bold"/>
    </style:style>
    <style:style style:name="P8" style:family="paragraph" style:parent-style-name="Section">
      <style:paragraph-properties fo:padding="0in" fo:border="none"/>
      <style:text-properties fo:font-weight="normal" style:font-weight-asian="normal" style:font-weight-complex="normal"/>
    </style:style>
    <style:style style:name="P9" style:family="paragraph" style:parent-style-name="Section">
      <style:paragraph-properties fo:text-align="end" style:justify-single-word="false" fo:padding="0in" fo:border="none"/>
    </style:style>
    <style:style style:name="P10" style:family="paragraph" style:parent-style-name="Section">
      <style:paragraph-properties fo:text-align="start" style:justify-single-word="false" fo:padding="0in" fo:border="none"/>
    </style:style>
    <style:style style:name="P11"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2" style:family="paragraph" style:parent-style-name="Heading_20_1">
      <style:paragraph-properties fo:padding="0in" fo:border="none"/>
    </style:style>
    <style:style style:name="P1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Section">
      <style:text-properties fo:font-weight="bold" style:font-weight-asian="bold" style:font-weight-complex="bold"/>
    </style:style>
    <style:style style:name="P24" style:family="paragraph" style:parent-style-name="Heading_20_1" style:master-page-name="">
      <style:paragraph-properties fo:keep-together="always" style:page-number="auto" fo:break-before="page"/>
    </style:style>
    <style:style style:name="P25" style:family="paragraph" style:parent-style-name="Section" style:master-page-name="">
      <style:paragraph-properties style:page-number="auto" fo:padding="0in" fo:border="none" fo:keep-with-next="always"/>
    </style:style>
    <style:style style:name="P26" style:family="paragraph" style:parent-style-name="Section" style:list-style-name="L4"/>
    <style:style style:name="P27" style:family="paragraph" style:parent-style-name="Section" style:list-style-name="L1">
      <style:paragraph-properties fo:padding="0in" fo:border="none"/>
      <style:text-properties fo:font-weight="normal" style:font-weight-asian="normal" style:font-weight-complex="normal"/>
    </style:style>
    <style:style style:name="P28" style:family="paragraph" style:parent-style-name="Section" style:master-page-name="First_20_Page">
      <style:paragraph-properties style:page-number="1" fo:break-before="auto" fo:break-after="auto" fo:padding="0in" fo:border="none"/>
    </style:style>
    <style:style style:name="P29" style:family="paragraph" style:parent-style-name="Section" style:list-style-name="L2">
      <style:paragraph-properties fo:padding="0.0193in" fo:border="0.0008in solid #000000"/>
    </style:style>
    <style:style style:name="P30" style:family="paragraph" style:parent-style-name="Text_20_body" style:list-style-name="L3"/>
    <style:style style:name="P31"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32"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33"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34"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35" style:family="paragraph">
      <style:paragraph-properties fo:text-align="start"/>
      <style:text-properties fo:font-size="10pt"/>
    </style:style>
    <style:style style:name="P36" style:family="paragraph">
      <style:paragraph-properties fo:text-align="start"/>
    </style:style>
    <style:style style:name="P37"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4">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Dec 16,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27">Adding UI-Elements to your specification</text:p>
          </text:list-item>
          <text:list-item>
            <text:p text:style-name="P27">Delete whole UI-Elemt descriptions</text:p>
          </text:list-item>
          <text:list-item>
            <text:p text:style-name="P27">Hide or show field shadings</text:p>
          </text:list-item>
          <text:list-item>
            <text:p text:style-name="P27">Switch Document Help ON or OFF</text:p>
          </text:list-item>
        </text:list>
      </text:section>
      <text:p text:style-name="P28"/>
      <text:p text:style-name="Software_20_Specification_20_Document">Software Specification Document</text:p>
      <text:p text:style-name="Standard"/>
      <text:p text:style-name="P13">Text Numerals Context Mode</text:p>
      <text:p text:style-name="P1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date style:data-style-name="N84" text:date-value="2008-12-16T16:08:36.99" text:fixed="true">2008-12-16</text: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0992in" draw:z-index="0" draw:style-name="gr1" draw:text-style-name="P35" svg:width="1.6724in" svg:height="0.198in" draw:control="control1"/></text:p>
            <text:section text:style-name="Sect1" text:name="Status" text:display="none">
              <text:list text:style-name="L2">
                <text:list-item>
                  <text:p text:style-name="P29"><text:span text:style-name="T10">PRELIMINARY</text:span><text:line-break/>status is the initial conception of a specification.</text:p>
                </text:list-item>
                <text:list-item>
                  <text:p text:style-name="P29"><text:span text:style-name="T10">STANDARD</text:span><text:line-break/>A specification with status Standard is considered to be stable and has the approval of the i-Team.</text:p>
                </text:list-item>
                <text:list-item>
                  <text:p text:style-name="P2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Digits used in Arabic text (“Hindi digits”) are different from digits in Western text (“Arabic digits”). Since some of the IMEs (Input Method Editor) do not deliver the correct Hindi digits but the common Arabic digits, a configuration setting has been implemented for OpenOffice.org 1.2 that allows the user to switch the digits that are shown in the document. This setting used to have three different states: “all digits Hindi”, “all digits Arabic”, and “all digits depending on the system locale”. This feature was lacking a mode that chooses the correct digits based on the context of the digits: Hindi digits in an Arabic context, Arabic digits in any other context.</text:p>
      <text:p text:style-name="P4">This feature implements this text numerals context mod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I-Team Lead</text:p>
          </table:table-cell>
          <table:table-cell table:style-name="Table3.B2" office:value-type="string">
            <text:p text:style-name="Table_20_Contents">Frank Meies (FME)</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18">Specification Author</text:p>
          </table:table-cell>
          <table:table-cell table:style-name="Table3.B2" office:value-type="string">
            <text:p text:style-name="Table_20_Contents">Frank Meies (FME)</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Frank Loehmann (FL)</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Frank Meies (FME)</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Stefan Baltzer (SBA)</text:p>
          </table:table-cell>
          <table:table-cell table:style-name="Table3.C2" office:value-type="string">
            <text:p text:style-name="Table_20_Contents">stefan.baltzer@sun.com</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4"><text:tab/>Abstract<text:tab/>1</text:p>
          <text:p text:style-name="P34"><text:tab/>i-Team Members<text:tab/>1</text:p>
          <text:p text:style-name="P34"><text:tab/>References and Reference Documents<text:tab/>3</text:p>
          <text:p text:style-name="P34"><text:tab/>Acronyms and Abbreviations<text:tab/>3</text:p>
          <text:p text:style-name="P31"><text:span text:style-name="Table-Of-Contents-Number">1</text:span><text:tab/><text:a xlink:type="simple" xlink:href="#1.Detailed Specification|outline">Detailed Specification<text:tab/>4</text:a></text:p>
          <text:p text:style-name="P32"><text:span text:style-name="Table-Of--Contents-Number-Normal">1.1</text:span><text:tab/><text:a xlink:type="simple" xlink:href="#1.1.Terminology|outline">Terminology<text:tab/>4</text:a></text:p>
          <text:p text:style-name="P32"><text:span text:style-name="Table-Of--Contents-Number-Normal">1.2</text:span><text:tab/><text:a xlink:type="simple" xlink:href="#1.2.Specification|outline">Specification<text:tab/>4</text:a></text:p>
          <text:p text:style-name="P33"><text:span text:style-name="Table-Of--Contents-Number-Normal">1.2.1</text:span><text:tab/><text:a xlink:type="simple" xlink:href="#1.2.1.Example 1 (Paragraph default RTL):|outline">Example 1 (Paragraph default RTL):<text:tab/>4</text:a></text:p>
          <text:p text:style-name="P33"><text:span text:style-name="Table-Of--Contents-Number-Normal">1.2.2</text:span><text:tab/><text:a xlink:type="simple" xlink:href="#1.2.2.Example 2 (Paragraph default LTR):|outline">Example 2 (Paragraph default LTR):<text:tab/>4</text:a></text:p>
          <text:p text:style-name="P33"><text:span text:style-name="Table-Of--Contents-Number-Normal">1.2.3</text:span><text:tab/><text:a xlink:type="simple" xlink:href="#1.2.3.Example 3 (Paragraph default LTR):|outline">Example 3 (Paragraph default LTR):<text:tab/>4</text:a></text:p>
          <text:p text:style-name="P33"><text:span text:style-name="Table-Of--Contents-Number-Normal">1.2.4</text:span><text:tab/><text:a xlink:type="simple" xlink:href="#1.2.4.Example 4 (Paragraph default LTR):|outline">Example 4 (Paragraph default LTR):<text:tab/>4</text:a></text:p>
          <text:p text:style-name="P33"><text:span text:style-name="Table-Of--Contents-Number-Normal">1.2.5</text:span><text:tab/><text:a xlink:type="simple" xlink:href="#1.2.5.Example 5 (Paragraph default RTL):|outline">Example 5 (Paragraph default RTL):<text:tab/>5</text:a></text:p>
          <text:p text:style-name="P32"><text:span text:style-name="Table-Of--Contents-Number-Normal">1.3</text:span><text:tab/><text:a xlink:type="simple" xlink:href="#1.3.GUI|outline">GUI<text:tab/>5</text:a></text:p>
          <text:p text:style-name="P31"><text:span text:style-name="Table-Of-Contents-Number">2</text:span><text:tab/><text:a xlink:type="simple" xlink:href="#2.Migration|outline">Migration<text:tab/>5</text:a></text:p>
          <text:p text:style-name="P31"><text:span text:style-name="Table-Of-Contents-Number">3</text:span><text:tab/><text:a xlink:type="simple" xlink:href="#3.Configuration|outline">Configuration<text:tab/>5</text:a></text:p>
          <text:p text:style-name="P31"><text:span text:style-name="Table-Of-Contents-Number">4</text:span><text:tab/><text:a xlink:type="simple" xlink:href="#4.File Format|outline">File Format<text:tab/>5</text:a></text:p>
          <text:p text:style-name="P31"><text:span text:style-name="Table-Of-Contents-Number">5</text:span><text:tab/><text:a xlink:type="simple" xlink:href="#5.Open Issues|outline">Open Issues<text:tab/>5</text:a></text:p>
          <text:p text:style-name="P31"><text:span text:style-name="Table-Of-Contents-Number">6</text:span><text:tab/><text:a xlink:type="simple" xlink:href="#6.Document Change History|outline">Document Change History<text:tab/>5</text:a></text:p>
        </text:index-body>
      </text:table-of-content>
      <text:p text:style-name="P7"/>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1"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Reference Document</text:p>
          </table:table-cell>
          <table:table-cell table:style-name="Table12.B1" office:value-type="string">
            <text:p text:style-name="P16">Check</text:p>
          </table:table-cell>
          <table:table-cell table:style-name="Table12.A1" office:value-type="string">
            <text:p text:style-name="P16">Location (URL)</text:p>
          </table:table-cell>
        </table:table-row>
        <table:table-row table:style-name="Table12.2">
          <table:table-cell table:style-name="Table12.A2" office:value-type="string">
            <text:p text:style-name="Table_20_Contents"><text:span text:style-name="T9"><draw:frame draw:style-name="fr1" draw:name="graphics2" text:anchor-type="as-char" svg:width="0.1661in" svg:height="0.1453in"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0"><draw:control text:anchor-type="as-char" draw:z-index="1" draw:style-name="gr2" draw:text-style-name="P36"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8"><draw:rect text:anchor-type="as-char" draw:z-index="2" draw:style-name="gr3" draw:text-style-name="P37" svg:width="0.1657in" svg:height="0.1461in"><text:p/></draw:rect>Product Requirement, RFE, issue <text:span text:style-name="T13">[Required]</text:span></text:p>
          </table:table-cell>
          <table:table-cell table:style-name="Table12.B2" office:value-type="string">
            <text:p text:style-name="P20"><draw:control text:anchor-type="as-char" draw:z-index="3" draw:style-name="gr2" draw:text-style-name="P36" svg:width="1.024in" svg:height="0.1776in" draw:control="control3"/></text:p>
          </table:table-cell>
          <table:table-cell table:style-name="Table12.C2" office:value-type="string">
            <text:p text:style-name="Table_20_Contents">Issue 22396</text:p>
          </table:table-cell>
        </table:table-row>
        <table:table-row table:style-name="Table12.2">
          <table:table-cell table:style-name="Table12.A2" office:value-type="string">
            <text:p text:style-name="Table_20_Contents"><draw:frame draw:style-name="fr1" draw:name="graphics6" text:anchor-type="as-char" svg:width="0.1661in" svg:height="0.1453in"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0"><draw:control text:anchor-type="as-char" draw:z-index="4" draw:style-name="gr2" draw:text-style-name="P36"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1" draw:name="graphics7" text:anchor-type="as-char" svg:width="0.1661in" svg:height="0.1453in"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0"><draw:control text:anchor-type="as-char" draw:z-index="5" draw:style-name="gr2" draw:text-style-name="P36" svg:width="1.024in" svg:height="0.1776in" draw:control="control5"/></text:p>
          </table:table-cell>
          <table:table-cell table:style-name="Table12.C2" office:value-type="string">
            <text:p text:style-name="Table_20_Contents">See below, section 1.2</text:p>
          </table:table-cell>
        </table:table-row>
        <table:table-row table:style-name="Table12.2">
          <table:table-cell table:style-name="Table12.A2" office:value-type="string">
            <text:p text:style-name="Table_20_Contents"><draw:rect text:anchor-type="as-char" draw:z-index="6" draw:style-name="gr3" draw:text-style-name="P37" svg:width="0.1657in" svg:height="0.1461in"><text:p/></draw:rect>IDL Specification</text:p>
          </table:table-cell>
          <table:table-cell table:style-name="Table12.B2" office:value-type="string">
            <text:p text:style-name="P15"><draw:control text:anchor-type="as-char" draw:z-index="7" draw:style-name="gr2" draw:text-style-name="P36"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37" svg:width="0.1657in" svg:height="0.1461in"><text:p/></draw:rect><text:span text:style-name="T10">Test Case Specification</text:span> <text:span text:style-name="T13">[</text:span><text:span text:style-name="T14">Required]</text:span></text:p>
          </table:table-cell>
          <table:table-cell table:style-name="Table12.B2" office:value-type="string">
            <text:p text:style-name="P20"><draw:control text:anchor-type="as-char" draw:z-index="9" draw:style-name="gr2" draw:text-style-name="P36" svg:width="1.024in" svg:height="0.1776in" draw:control="control7"/></text:p>
          </table:table-cell>
          <table:table-cell table:style-name="Table12.C2" office:value-type="string">
            <text:p text:style-name="Table_20_Contents"><text:a xlink:type="simple" xlink:href="http://qa.openoffice.org/ooQAReloaded/TestcaseSpecifications/OpenOffice.org_3.1/Word_Processor/Text_Numerals_Context_Mode.html">Text_Numerals_Context_Mode</text:a></text:p>
          </table:table-cell>
        </table:table-row>
        <table:table-row table:style-name="Table12.2">
          <table:table-cell table:style-name="Table12.A2" office:value-type="string">
            <text:p text:style-name="Table_20_Contents"><text:span text:style-name="T7"><draw:frame draw:style-name="fr1" draw:name="graphics9" text:anchor-type="as-char" svg:width="0.1661in" svg:height="0.1453in"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NA</text:p>
          </table:table-cell>
          <table:table-cell table:style-name="Table11.B2" office:value-type="string">
            <text:p text:style-name="Table_20_Contents">Not Available</text:p>
          </table:table-cell>
        </table:table-row>
        <table:table-row>
          <table:table-cell table:style-name="Table11.A3" office:value-type="string">
            <text:p text:style-name="Table_20_Contents">GUI</text:p>
          </table:table-cell>
          <table:table-cell table:style-name="Table11.B3" office:value-type="string">
            <text:p text:style-name="Table_20_Contents">Graphical User Interface</text:p>
          </table:table-cell>
        </table:table-row>
        <table:table-row>
          <table:table-cell table:style-name="Table11.A3" office:value-type="string">
            <text:p text:style-name="Table_20_Contents">CTL</text:p>
          </table:table-cell>
          <table:table-cell table:style-name="Table11.B3" office:value-type="string">
            <text:p text:style-name="Table_20_Contents">Complex Text Layout</text:p>
          </table:table-cell>
        </table:table-row>
        <table:table-row>
          <table:table-cell table:style-name="Table11.A3" office:value-type="string">
            <text:p text:style-name="Table_20_Contents">?</text:p>
          </table:table-cell>
          <table:table-cell table:style-name="Table11.B3" office:value-type="string">
            <text:p text:style-name="Table_20_Contents">Unknown if feature exists</text:p>
          </table:table-cell>
        </table:table-row>
        <table:table-row>
          <table:table-cell table:style-name="Table11.A3" office:value-type="string">
            <text:p text:style-name="Table_20_Contents">OOo Writer</text:p>
          </table:table-cell>
          <table:table-cell table:style-name="Table11.B3" office:value-type="string">
            <text:p text:style-name="Table_20_Contents">OpenOffice.org Writer</text:p>
          </table:table-cell>
        </table:table-row>
        <table:table-row>
          <table:table-cell table:style-name="Table11.A3" office:value-type="string">
            <text:p text:style-name="Table_20_Contents">no.</text:p>
          </table:table-cell>
          <table:table-cell table:style-name="Table11.B3" office:value-type="string">
            <text:p text:style-name="Table_20_Contents">number</text:p>
          </table:table-cell>
        </table:table-row>
      </table:table>
      <text:h text:style-name="P24" text:outline-level="1">Detailed Specification</text:h>
      <text:h text:style-name="Heading_20_2" text:outline-level="2">Terminology</text:h>
      <table:table table:name="Table18" table:style-name="Table18">
        <table:table-column table:style-name="Table18.A"/>
        <table:table-column table:style-name="Table18.B"/>
        <table:table-row>
          <table:table-cell table:style-name="Table18.A1" office:value-type="string">
            <text:p text:style-name="P18">Term</text:p>
          </table:table-cell>
          <table:table-cell table:style-name="Table18.B1" office:value-type="string">
            <text:p text:style-name="P18">Description</text:p>
          </table:table-cell>
        </table:table-row>
        <table:table-row>
          <table:table-cell table:style-name="Table18.A2" office:value-type="string">
            <text:p text:style-name="P4">RTL</text:p>
          </table:table-cell>
          <table:table-cell table:style-name="Table18.B2" office:value-type="string">
            <text:p text:style-name="Table_20_Contents">Right-to-left. Text direction used for Arabic or Hebrew scripts.</text:p>
          </table:table-cell>
        </table:table-row>
        <table:table-row>
          <table:table-cell table:style-name="Table18.A2" office:value-type="string">
            <text:p text:style-name="Table_20_Contents">LTR</text:p>
          </table:table-cell>
          <table:table-cell table:style-name="Table18.B2" office:value-type="string">
            <text:p text:style-name="Table_20_Contents">Left-to-right. Text direction used for e.g., Western scripts.</text:p>
          </table:table-cell>
        </table:table-row>
      </table:table>
      <text:h text:style-name="Heading_20_2" text:outline-level="2">Specification</text:h>
      <text:p text:style-name="P25">The “Context Mode” for digits work as follows:</text:p>
      <text:p text:style-name="P4">ASCII digits can change their appearance dynamically based on their context. If they occur as an embedded LTR run within an outer RTL run, they will be defined as having the script type CTL, as far as there are no strong LTR characters in this LTR run as defined in the <text:a xlink:type="simple" xlink:href="http://unicode.org/reports/tr9/">Unicode Bidi Algorithm</text:a>. Therefore for this portion of text the CTL font and the CTL language is active. Based on this CTL language, the digits will be either shown as Hindi digits in case the CTL language is an Arabic language or Arabic digits for all other languages.</text:p>
      <text:h text:style-name="Heading_20_3" text:outline-level="3">Example 1 (Paragraph default RTL):</text:h>
      <text:p text:style-name="P9">TXET CIBARA EROM 1234.56 TXET CIBARA</text:p>
      <text:p text:style-name="P9">&lt;--------------------------- <text:s/>---------&gt; <text:s/>&lt;----------------</text:p>
      <text:p text:style-name="P9"><text:s text:c="8"/>3 <text:s text:c="19"/>2 <text:s text:c="18"/>1 <text:s text:c="7"/></text:p>
      <text:p text:style-name="P4">In case the CTL language attribute of the above text is set to an Arabic language, the text portion “1234.56” will be defined as CTL text, therefore the CTL language will be evaluated for this text portion. This results in choosing Hindi digits for this text portion.</text:p>
      <text:h text:style-name="Heading_20_3" text:outline-level="3">Example 2 (Paragraph default LTR):</text:h>
      <text:p text:style-name="P10">Hello TXET CIBARA EROM 1234.56 TXET CIBARA World</text:p>
      <text:p text:style-name="P10">----&gt; <text:s/>&lt;--------------------------- <text:s/>---------&gt; <text:s/>&lt;---------------- <text:s/>-------&gt;</text:p>
      <text:p text:style-name="P10"><text:s text:c="2"/>1 <text:s text:c="24"/>4 <text:s text:c="19"/>3 <text:s text:c="18"/>2 <text:s text:c="12"/>5</text:p>
      <text:p text:style-name="P4">Same result as in example 1.</text:p>
      <text:h text:style-name="Heading_20_3" text:outline-level="3">Example 3 (Paragraph default LTR):</text:h>
      <text:p text:style-name="P4">Hello TXET WERBEH EROM 1234.56 TXET WERBEH World</text:p>
      <text:p text:style-name="P4">----&gt; <text:s/>&lt;----------------------------- <text:s/>---------&gt; <text:s/>&lt;------------------- <text:s/>-------&gt;</text:p>
      <text:p text:style-name="P4"><text:s text:c="2"/>1 <text:s text:c="24"/>4 <text:s text:c="19"/>3 <text:s text:c="18"/>2 <text:s text:c="18"/>5</text:p>
      <text:p text:style-name="P4">In case the CTL language attribute of the above text is set to Hebrew, the text portion “1234.56” will be defined as CTL text, therefore the CTL language will be evaluated for this text portion. This results in choosing Arabic digits for this text portion.</text:p>
      <text:h text:style-name="Heading_20_3" text:outline-level="3">Example 4 (Paragraph default LTR):</text:h>
      <text:p text:style-name="P4">Hello 1234.56 World</text:p>
      <text:p text:style-name="P4"><text:soft-page-break/>--------------------------&gt;</text:p>
      <text:p text:style-name="P4"><text:s text:c="14"/>1</text:p>
      <text:p text:style-name="P4">The text portion “1234.56” is not embedded within an RTL run, therefore Arabic digits are used for this text portion.</text:p>
      <text:h text:style-name="Heading_20_3" text:outline-level="3">Example 5 (Paragraph default RTL):</text:h>
      <text:p text:style-name="P9">TXET CIBARA EROM western 1234.56 text TXET CIBARA</text:p>
      <text:p text:style-name="P9">&lt;---------------------------- <text:s/>-------------------------&gt; <text:s/>&lt;---------------- </text:p>
      <text:p text:style-name="P9"><text:s text:c="18"/>3 <text:s text:c="31"/>2 <text:s text:c="29"/>1 <text:s text:c="8"/></text:p>
      <text:p text:style-name="P4">The text portion “1234.56” is embedded into an outer RTL run, but the surrounding LTR run does also contain some strong LTR characters. Therefore the digits are defined as Arabic digits.</text:p>
      <text:h text:style-name="Heading_20_2" text:outline-level="2">GUI</text:h>
      <text:p text:style-name="Text_20_body">A new entry “Context” will be added to the list box Tools – Options – Language Settings – Complex Text Layout – General Options – Numerals.</text:p>
      <text:h text:style-name="P12" text:outline-level="1">Migration</text:h>
      <text:p text:style-name="Text_20_body">No known issu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30">Did I specify the incompatible or removed configuration settings?</text:p>
          </text:list-item>
          <text:list-item>
            <text:p text:style-name="P30">Did I specify all newly needed, or removed files, modules?</text:p>
          </text:list-item>
          <text:list-item>
            <text:p text:style-name="P30">Did I specify how users are affected by this change?</text:p>
          </text:list-item>
        </text:list>
      </text:section>
      <text:h text:style-name="Heading_20_1" text:outline-level="1">Configuration</text:h>
      <text:p text:style-name="Text_20_body">The CTLTextNumerals property in the Common.xcs will accept a new value “3” for the context mode.</text:p>
      <text:section text:style-name="Sect1" text:name="Configuration" text:display="none">
        <text:p text:style-name="Section">If a setting (this includes also user interface settings) has to be stored in the configuration check the following:</text:p>
        <text:list text:style-name="L4">
          <text:list-item>
            <text:p text:style-name="P26">Did I state the default, where setting has to be stored (configuration path)?</text:p>
          </text:list-item>
          <text:list-item>
            <text:p text:style-name="P26">Did I specify which data type it is?</text:p>
          </text:list-item>
          <text:list-item>
            <text:p text:style-name="P26">Did I specify when the setting is activate (restart of application, for all new documents/windows after the change, or also for all opened documents/windows)</text:p>
          </text:list-item>
          <text:list-item>
            <text:p text:style-name="P26">If it is a new / incompatible setting did I specify a migration path?</text:p>
          </text:list-item>
        </text:list>
        <text:p text:style-name="P2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 are required.</text:p>
      <text:h text:style-name="Heading_20_1" text:outline-level="1">Open Issues</text:h>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First Draft</text:p>
          </table:table-cell>
          <table:table-cell table:style-name="Table24.A2" office:value-type="string">
            <text:p text:style-name="P20">FME</text:p>
          </table:table-cell>
          <table:table-cell table:style-name="Table24.D2" office:value-type="string">
            <text:p text:style-name="Table_20_Contents">2008-09-26</text:p>
          </table:table-cell>
        </table:table-row>
        <table:table-row>
          <table:table-cell table:style-name="Table24.A2" office:value-type="string">
            <text:p text:style-name="P20">2</text:p>
          </table:table-cell>
          <table:table-cell table:style-name="Table24.A2" office:value-type="string">
            <text:p text:style-name="Table_20_Contents">Adjusting spec link, correcting page headers</text:p>
          </table:table-cell>
          <table:table-cell table:style-name="Table24.A2" office:value-type="string">
            <text:p text:style-name="P20">SBA</text:p>
          </table:table-cell>
          <table:table-cell table:style-name="Table24.D2" office:value-type="string">
            <text:p text:style-name="Table_20_Contents">2008-12-16</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default-outline-level="9">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 Numerals Context Mode</text:p>
      </style:header>
      <style:footer>
        <text:p text:style-name="P2"><text:span text:style-name="T1">http://specs.openoffice.org/appwide/ctl/TextNumeralsContextMode-Spec.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7$Build-9310</meta:generator>
    <meta:creation-date>2007-10-30T00:31:27</meta:creation-date>
    <dc:creator>Stefan Baltzer</dc:creator>
    <dc:date>2008-12-16T16:09:02</dc:date>
    <meta:editing-cycles>164</meta:editing-cycles>
    <meta:editing-duration>PT16H31M39S</meta:editing-duration>
    <meta:user-defined meta:name="Info 1">version =2.0</meta:user-defined>
    <meta:user-defined meta:name="Info 2"/>
    <meta:user-defined meta:name="Info 3"/>
    <meta:user-defined meta:name="Info 4"/>
    <meta:document-statistic meta:table-count="8" meta:image-count="5" meta:object-count="0" meta:page-count="5" meta:paragraph-count="152" meta:word-count="793" meta:character-count="544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